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9302" officeooo:paragraph-rsid="001b9302"/>
    </style:style>
    <style:style style:name="P2" style:family="paragraph" style:parent-style-name="Standard">
      <style:text-properties officeooo:paragraph-rsid="001b9302"/>
    </style:style>
    <style:style style:name="P3" style:family="paragraph" style:parent-style-name="Standard">
      <style:text-properties officeooo:paragraph-rsid="001d4756"/>
    </style:style>
    <style:style style:name="P4" style:family="paragraph" style:parent-style-name="Standard">
      <style:text-properties officeooo:rsid="0021e93f" officeooo:paragraph-rsid="0021e93f"/>
    </style:style>
    <style:style style:name="P5" style:family="paragraph" style:parent-style-name="Standard">
      <style:text-properties officeooo:paragraph-rsid="0021e93f"/>
    </style:style>
    <style:style style:name="P6" style:family="paragraph" style:parent-style-name="Standard">
      <style:text-properties officeooo:rsid="0024c474" officeooo:paragraph-rsid="0024c474"/>
    </style:style>
    <style:style style:name="P7" style:family="paragraph" style:parent-style-name="Standard">
      <style:text-properties officeooo:rsid="0028ab9d" officeooo:paragraph-rsid="0028ab9d"/>
    </style:style>
    <style:style style:name="P8" style:family="paragraph" style:parent-style-name="Standard">
      <style:text-properties officeooo:paragraph-rsid="0028ab9d"/>
    </style:style>
    <style:style style:name="P9" style:family="paragraph" style:parent-style-name="Standard">
      <style:text-properties officeooo:rsid="002a5216" officeooo:paragraph-rsid="002a5216"/>
    </style:style>
    <style:style style:name="P10" style:family="paragraph" style:parent-style-name="Standard">
      <style:text-properties officeooo:paragraph-rsid="002a5216"/>
    </style:style>
    <style:style style:name="P11" style:family="paragraph" style:parent-style-name="Standard">
      <style:text-properties officeooo:paragraph-rsid="002b889f"/>
    </style:style>
    <style:style style:name="T1" style:family="text">
      <style:text-properties officeooo:rsid="001b9302"/>
    </style:style>
    <style:style style:name="T2" style:family="text">
      <style:text-properties officeooo:rsid="001d4756"/>
    </style:style>
    <style:style style:name="T3" style:family="text">
      <style:text-properties officeooo:rsid="00204b1d"/>
    </style:style>
    <style:style style:name="T4" style:family="text">
      <style:text-properties officeooo:rsid="0021da86"/>
    </style:style>
    <style:style style:name="T5" style:family="text">
      <style:text-properties officeooo:rsid="0021e93f"/>
    </style:style>
    <style:style style:name="T6" style:family="text">
      <style:text-properties officeooo:rsid="0023bb1b"/>
    </style:style>
    <style:style style:name="T7" style:family="text">
      <style:text-properties officeooo:rsid="0024c474"/>
    </style:style>
    <style:style style:name="T8" style:family="text">
      <style:text-properties officeooo:rsid="00262290"/>
    </style:style>
    <style:style style:name="T9" style:family="text">
      <style:text-properties officeooo:rsid="0027578e"/>
    </style:style>
    <style:style style:name="T10" style:family="text">
      <style:text-properties officeooo:rsid="0028ab9d"/>
    </style:style>
    <style:style style:name="T11" style:family="text">
      <style:text-properties officeooo:rsid="002a5216"/>
    </style:style>
    <style:style style:name="T12" style:family="text">
      <style:text-properties officeooo:rsid="002b889f"/>
    </style:style>
    <style:style style:name="T13" style:family="text">
      <style:text-properties officeooo:rsid="002c23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tymalizacja poziomu asortymentu w sklepie wielkopowierzchniowym</text:p>
      <text:p text:style-name="P1"/>
      <text:p text:style-name="P2"/>
      <text:p text:style-name="P4">Czy struktura towarów w sklepie ma znaczenie?</text:p>
      <text:p text:style-name="P5"><text:span text:style-name="T5">Sklep kupuje towary aby je potem sprzedać. Jeżeli towary zostaną kupione w niewłaśiwej proporcji może pojawić się zjawisko rotacji drastycznych różnic w rotacji. Na przykład spośród ośmió dostępnych mlek trzy będą mało popularne, kolejne trzy średnio rotujące podczes gdy kolejne dwie marki będą cechowały się bardzo intensywną rotacją. Jeżeli wszystkie osiem marek mleka będą miały odobną przestrzeń handlową, mleka szybkorotujące będą miały większe prawdopodobieństwo wystąpienia braków. Jest to na tyle istotne, że mówimy o dwóch najpopularniejszych markach </text:span><text:span text:style-name="T6">mleka. Ich ewentualny brak może spowodować irytację wśród konsu</text:span><text:span text:style-name="T7">mentów. Aby zmniejszyć prawdopodobieństwo pojawienia się takiej sytuacji należy dopastosować powierzchnie handlową do poziomu rotacji towarów na niej składowanych. Oczywiście nie jesteśmy naiwni i wiemy, że poziom i struktura półek sklepowych jest przedmiotem</text:span><text:span text:style-name="T6"> <text:s/></text:span><text:span text:style-name="T7">żmódnych negocjacji prowadzonych przez sklep z dostawcami towarów.</text:span></text:p>
      <text:p text:style-name="P6">Posiadanie dokłanych wyliczeń co do optymalnego ułożenia towarów <text:span text:style-name="T8">może być potężnym orężem w trakcie trudnych negocjacji.</text:span> <text:s/></text:p>
      <text:p text:style-name="P4"/>
      <text:p text:style-name="P2"/>
      <text:p text:style-name="P2"/>
      <text:p text:style-name="P2"/>
      <text:p text:style-name="P2"/>
      <text:p text:style-name="P4">Co to jest optymalizacja?</text:p>
      <text:p text:style-name="P2"><text:span text:style-name="T1">Optymalizacja to proces, którego celem jest takie skonfigurowanie zasobów i środków aby osiągnąć maksymalny poziom wyznaczonego celu. Celem może być inimalizacja kosztów, maksymalizacja zysku lub maksymalizacja ilości przeprowadzanych transakcji. Mówiąc o maksymalizowaniu poziomu wyznaczonego celu mam na myśli zarówni maksymalizację jakiejś pozytywnej cech jak też dożenie do maksymum minimum, czyli najniższego możliwego stan np. ilości przeterminowanych towarów w tygodniu lub minimalnej liczby reklamacji związanych z obsługą klientów. Powszechnie uważa się za optymalizację wysiłki zmierzające do poprawy wyznaczonych celów. Podstawą optymalizacji jest przeprowadzona procedura obliczeniowa której wynikiem jest takie skonfikurowanie elementów procesu, które zapewni maksymalne, czyli największe z możliwych zrealizowanie celu.</text:span></text:p>
      <text:p text:style-name="P3"><text:span text:style-name="T1">Optymalna konfiguracja jest tylko jedna, podobnie jak jest tylko jed</text:span><text:span text:style-name="T2">no ekstremum. W praktyce eknonomicznej trudno jest osiągnąć obliczony przez algorytm stan doskonałej konfiguracji zasobów. Zawsze wystąpią jakieś zakłucenia, </text:span><text:span text:style-name="T10">czegoś zabraknie, coś nie dojedzie</text:span><text:span text:style-name="T2">. </text:span><text:span text:style-name="T10">Rolą zarządu jest jaknajwiększe zbliżenie do konfiguracji doskonałej. </text:span><text:span text:style-name="T2"><text:s/>Na koniec ważna uwaga: cel może być tylko jeden. Nie możena realizować kilku celów jednocześnie. Oczywiście możeliwe jest stworzenie jakiegoś konglomeratu celów np. celu maksymalizacji rotacji połączonej z minimalną ilością odpadów i maksumalnym poziomem zysku. Taki konglomerat może być podstawą optymalizacji, lecz </text:span><text:span text:style-name="T8">optymalizaca ta nie będzie </text:span><text:span text:style-name="T9">dobra. U</text:span><text:span text:style-name="T8">żywając prostych słów: </text:span><text:span text:style-name="T9">będzie </text:span><text:span text:style-name="T8">po prostu miałka. </text:span></text:p>
      <text:p text:style-name="P3"/>
      <text:p text:style-name="P7">Ważnie jest zdefiniowanie nośnika wartości</text:p>
      <text:p text:style-name="P3"/>
      <text:p text:style-name="P3"><text:span text:style-name="T2">W przypadku sklepu wielkopowierzchniowego celem jest osiągnięcie takiej konfiguracji towarów, zajmującej określoną kubaturę powierzchni handlowej, która pozwoli maksymalizować cele wyznaczone przez zarząd sklepu. Wynikiem takiej optymalizacji jest taka struktura ilościowa asortymentu, która pozwala maksymalizować wyznaczone cele. Realizacją takiej optymalizacji jest </text:span><text:span text:style-name="T3">prowadzenia zaopatrzenia sklepów </text:span><text:span text:style-name="T4">tak aby osiągać jaknajbli</text:span><text:span text:style-name="T9">ż</text:span><text:span text:style-name="T4">szy poziom zatowarowania wcześniej zdeterminowany przez algorytmy optymalizacji. </text:span></text:p>
      <text:p text:style-name="P8"/>
      <text:p text:style-name="P8"/>
      <text:p text:style-name="P9"><text:soft-page-break/>Omawiamy teraz przykład sklepu wiekopowierzchniowego, który nie ma na zapleczu powierzchni magazynowych. Do tego sklepu muszą dojechać towary z różnych lokalizacji. </text:p>
      <text:p text:style-name="P10"><text:span text:style-name="T10">Towar w regałach nie jest ułożony przypadkowo. Lokalizacja towarów w większym lub mniejszym stopniu została </text:span><text:span text:style-name="T11">uzgodniona</text:span><text:span text:style-name="T10"> </text:span><text:span text:style-name="T11">z dostawcami i producentami. Używając rotacji towarów jako zmiennej opisowej można określić kubaturę jaka powinna być przeznaczona dla poszczególnych towarów. Towarów które częściej rotują powinno być więcej w sklepie. Można przyjąć że rotacja stanowi główną zmienną determinującą powierzchnie. Nie rozmawiamy tutaj o poziomach na regale, lecz o przestrzeni w nim. Trzeba uwzględnić fakt, że do pewnego stopnia rotacją towarów można sterować za pomocą cen oraz lokalizacji w sklepie, również przez umiesczanie towaru na różnych wysokościach regału.</text:span></text:p>
      <text:p text:style-name="P10"/>
      <text:p text:style-name="P10"><text:span text:style-name="T11">Model optymalizacji </text:span><text:span text:style-name="T12">może być argumentem w negocjacjach</text:span></text:p>
      <text:p text:style-name="P10"><text:span text:style-name="T10"><text:s/></text:span></text:p>
      <text:p text:style-name="P11"><text:span text:style-name="T11">Pierwszym krokiem do budowy modelu jest zdefiniowanie celu. Model programowania operacyjnego zawsze będzie maksymalizował cel, niezależnie od tego czy będzie to ektremum maksimum czy ekstremum minimum. </text:span><text:span text:style-name="T12">Przyjmijmy, że zarząd określi jako</text:span><text:span text:style-name="T11"> </text:span><text:span text:style-name="T12">swój cel maksymalizację zysku. Algorytm optymalizacji dostarczy dokładną strukture towarów. Załużmy że przy określonej strukturze zajętości przestrzeni handlowej przez określone towary sklep osiągnię średni zysk miesięczny wynoszący 100 tys. zł. Wspomniana wartość jest najwyższą możliwą do osiągnięcia sumą przychodów. Jeżeli okazałoby się, że </text:span><text:span text:style-name="T13">ktoś przypadkowo wykazał że inne ułożenie towarów daje wyższy zysk, algorytm byłby nieprawidłowy.</text:span></text:p>
      <text:p text:style-name="P3"/>
      <text:p text:style-name="P3"><text:span text:style-name="T2"><text:s/></text:span><text:span text:style-name="T1"><text:s text:c="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3T10:33:54.499305914</meta:creation-date>
    <dc:date>2022-11-03T14:31:29.328471675</dc:date>
    <meta:editing-duration>PT30M59S</meta:editing-duration>
    <meta:editing-cycles>6</meta:editing-cycles>
    <meta:generator>LibreOffice/6.4.7.2$Linux_X86_64 LibreOffice_project/40$Build-2</meta:generator>
    <meta:document-statistic meta:table-count="0" meta:image-count="0" meta:object-count="0" meta:page-count="2" meta:paragraph-count="15" meta:word-count="620" meta:character-count="4894" meta:non-whitespace-character-count="4276"/>
  </office:meta>
</office:document-meta>
</file>